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normal" officeooo:rsid="0011665c" officeooo:paragraph-rsid="0011665c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rsid="0011665c" officeooo:paragraph-rsid="0011665c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normal" officeooo:rsid="0014c594" officeooo:paragraph-rsid="0014c59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fo:font-weight="normal" officeooo:rsid="0014c594" officeooo:paragraph-rsid="0014c594" style:font-style-asian="normal" style:font-weight-asian="normal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4c594" officeooo:paragraph-rsid="0014c594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fo:font-weight="normal" officeooo:rsid="0014c594" officeooo:paragraph-rsid="0014ff60" style:font-style-asian="normal" style:font-weight-asian="normal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514bf" officeooo:paragraph-rsid="001514bf" style:font-style-asian="normal" style:font-weight-asian="normal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61259" officeooo:paragraph-rsid="00161259" style:font-style-asian="normal" style:font-weight-asian="normal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fo:font-weight="normal" officeooo:rsid="0017184c" officeooo:paragraph-rsid="0017184c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7184c" officeooo:paragraph-rsid="0017184c" style:font-style-asian="normal" style:font-weight-asian="normal" style:font-style-complex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177a49" officeooo:paragraph-rsid="00177a4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77a49" officeooo:paragraph-rsid="00177a49" style:font-style-asian="normal" style:font-weight-asian="normal" style:font-style-complex="normal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1a9cc7" officeooo:paragraph-rsid="001a9cc7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a9cc7" officeooo:paragraph-rsid="001a9cc7" style:font-style-asian="normal" style:font-weight-asian="normal" style:font-style-complex="normal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1c465b" officeooo:paragraph-rsid="001c465b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c465b" officeooo:paragraph-rsid="001c465b" style:font-style-asian="normal" style:font-weight-asian="normal" style:font-style-complex="normal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e9826" officeooo:paragraph-rsid="001e9826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e9826" officeooo:paragraph-rsid="001e9826" style:font-style-asian="normal" style:font-weight-asian="normal" style:font-style-complex="normal" style:font-weight-complex="normal"/>
    </style:style>
    <style:style style:name="P19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f0f9a" officeooo:paragraph-rsid="001f0f9a" style:font-style-asian="normal" style:font-weight-asian="normal" style:font-style-complex="normal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4c594"/>
    </style:style>
    <style:style style:name="P21" style:family="paragraph" style:parent-style-name="Standard">
      <style:paragraph-properties fo:text-align="start" style:justify-single-word="false"/>
      <style:text-properties officeooo:paragraph-rsid="0017184c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bold" officeooo:rsid="0017184c" officeooo:paragraph-rsid="0017184c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style="normal" fo:font-weight="bold" officeooo:rsid="00177a49" officeooo:paragraph-rsid="00177a4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style="normal" fo:font-weight="bold" officeooo:rsid="001a9cc7" officeooo:paragraph-rsid="001a9cc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style="normal" fo:font-weight="bold" officeooo:rsid="001d78ae" officeooo:paragraph-rsid="001d78ae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4pt" fo:font-style="normal" fo:font-weight="bold" officeooo:rsid="001e9826" officeooo:paragraph-rsid="001e9826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4pt" fo:font-weight="bold" officeooo:rsid="0012d312" officeooo:paragraph-rsid="0012d312" style:font-weight-asian="bold" style:font-weight-complex="bold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0pt" fo:font-style="italic" fo:font-weight="normal" officeooo:rsid="00177a49" officeooo:paragraph-rsid="00177a49" style:font-style-asian="italic" style:font-weight-asian="normal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ize="10pt" fo:font-style="italic" style:font-style-asian="italic" style:font-style-complex="italic"/>
    </style:style>
    <style:style style:name="T5" style:family="text">
      <style:text-properties fo:font-size="10pt" fo:font-style="italic" officeooo:rsid="0017184c" style:font-style-asian="italic" style:font-style-complex="italic"/>
    </style:style>
    <style:style style:name="T6" style:family="text">
      <style:text-properties fo:font-size="10pt" fo:font-style="italic" fo:font-weight="normal" officeooo:rsid="0014c594" style:font-style-asian="italic" style:font-weight-asian="normal" style:font-style-complex="italic" style:font-weight-complex="normal"/>
    </style:style>
    <style:style style:name="T7" style:family="text">
      <style:text-properties fo:font-size="12pt" fo:font-style="normal" fo:font-weight="normal" officeooo:rsid="0014c594" style:font-style-asian="normal" style:font-weight-asian="normal" style:font-style-complex="normal" style:font-weight-complex="normal"/>
    </style:style>
    <style:style style:name="T8" style:family="text">
      <style:text-properties fo:font-size="12pt" fo:font-style="normal" style:font-style-asian="normal" style:font-style-complex="normal"/>
    </style:style>
    <style:style style:name="T9" style:family="text">
      <style:text-properties fo:font-size="14pt" fo:font-style="normal" fo:font-weight="bold" officeooo:rsid="0017184c" style:font-style-asian="normal" style:font-weight-asian="bold" style:font-style-complex="normal" style:font-weight-complex="bold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ils - Mailer</text:p>
      <text:p text:style-name="P2"/>
      <text:p text:style-name="P27">Rails ActionMailer Gem</text:p>
      <text:list xml:id="list2498821778" text:style-name="L1">
        <text:list-item>
          <text:p text:style-name="P3">Rails uses the <text:span text:style-name="T2">ActionMailer</text:span><text:span text:style-name="T3"> gem.</text:span></text:p>
        </text:list-item>
      </text:list>
      <text:p text:style-name="P4"/>
      <text:list xml:id="list174529109685771" text:continue-numbering="true" text:style-name="L1">
        <text:list-item>
          <text:p text:style-name="P5">A mailer is similar to a model and a controller combined.</text:p>
          <text:list>
            <text:list-item>
              <text:p text:style-name="P20"><text:span text:style-name="T7">You can generate a new mailer with: </text:span><text:span text:style-name="T6">rails g mailer MailerName</text:span></text:p>
            </text:list-item>
          </text:list>
        </text:list-item>
      </text:list>
      <text:p text:style-name="P6"/>
      <text:list xml:id="list174529316933350" text:continue-numbering="true" text:style-name="L1">
        <text:list-item>
          <text:p text:style-name="P7">You can then set up methods for each email that you are planning to send such as: <text:span text:style-name="T4">welcome email, followup email, purchase email, confirmation email, etc...</text:span></text:p>
          <text:list>
            <text:list-item>
              <text:p text:style-name="P8">Within each method, you will need to identify any key fields and variables that will be used within the email (<text:span text:style-name="T4">username, date, etc..)</text:span><text:span text:style-name="T5">.</text:span></text:p>
            </text:list-item>
            <text:list-item>
              <text:p text:style-name="P9">The actual email itself is just a view and resides in: <text:span text:style-name="T4">app/views/mailer</text:span> </text:p>
            </text:list-item>
          </text:list>
        </text:list-item>
      </text:list>
      <text:p text:style-name="P10"/>
      <text:p text:style-name="P21"><text:span text:style-name="T9">Two Formats For Emails</text:span></text:p>
      <text:list xml:id="list174528636767569" text:continue-numbering="true" text:style-name="L1">
        <text:list-item>
          <text:p text:style-name="P9">The distinction between mailer views and 'normal' views is that emails typically have two separate formats, HTML and text.</text:p>
          <text:list>
            <text:list-item>
              <text:p text:style-name="P9">HTML is the most common, but text can be used when HTML is disabled.</text:p>
            </text:list-item>
            <text:list-item>
              <text:p text:style-name="P9">Two versions also help bypass SPAM filters.</text:p>
            </text:list-item>
          </text:list>
        </text:list-item>
      </text:list>
      <text:p text:style-name="P10"/>
      <text:list xml:id="list174527721379231" text:continue-numbering="true" text:style-name="L1">
        <text:list-item>
          <text:p text:style-name="P9">In the views, you would create two views, a <text:span text:style-name="T4">html.erb</text:span> and <text:span text:style-name="T4">text.erb</text:span>.</text:p>
          <text:list>
            <text:list-item>
              <text:p text:style-name="P9">Two versions is required to help fight past SPAM filters.</text:p>
            </text:list-item>
          </text:list>
        </text:list-item>
      </text:list>
      <text:p text:style-name="P10"/>
      <text:p text:style-name="P22">Difference between Mailers and Controllers</text:p>
      <text:list xml:id="list173805077" text:style-name="L2">
        <text:list-item>
          <text:p text:style-name="P11">The difference between mailers and controllers is that you can call mailers directly rather than working through the router.</text:p>
          <text:list>
            <text:list-item>
              <text:p text:style-name="P11">You can call the <text:span text:style-name="T4">#deliver_now (or #deliver_now!)</text:span> method to send the email.</text:p>
            </text:list-item>
            <text:list-item>
              <text:p text:style-name="P11">Example: Calling the welcome email</text:p>
              <text:list>
                <text:list-header>
                  <text:p text:style-name="P28">Usermailer.welcome_email(@user)</text:p>
                  <text:list>
                    <text:list-header>
                      <text:p text:style-name="P28">#=&gt; <text:span text:style-name="T3">returns Email Object, which can be delivered with </text:span>#deliver_now, can be chained</text:p>
                      <text:p text:style-name="P28"/>
                    </text:list-header>
                  </text:list>
                </text:list-header>
              </text:list>
            </text:list-item>
          </text:list>
        </text:list-item>
        <text:list-item>
          <text:p text:style-name="P11">The mailer follows Rails naming convention, where your <text:span text:style-name="T4">html.erb</text:span> and <text:span text:style-name="T4">text.erb</text:span> views will be found as long as it has the same name as the mailer methods.</text:p>
        </text:list-item>
      </text:list>
      <text:p text:style-name="P12"/>
      <text:p text:style-name="P23">Callbacks</text:p>
      <text:list xml:id="list3360253901" text:style-name="L3">
        <text:list-item>
          <text:p text:style-name="P13">Mailers allow you to use callbacks like a normal controller. (e.g. <text:span text:style-name="T4">after_action</text:span>)</text:p>
          <text:list>
            <text:list-item>
              <text:p text:style-name="P13">These callbacks will run after the email is <text:span text:style-name="T10">generated</text:span>, not after it is <text:span text:style-name="T10">sent.</text:span> The callbacks can be used to modify parts of the email, if necessary.</text:p>
              <text:p text:style-name="P13"/>
            </text:list-item>
          </text:list>
        </text:list-item>
        <text:list-item>
          <text:p text:style-name="P13">Within callbacks, you have access to the instance variables of the mail instance.</text:p>
        </text:list-item>
      </text:list>
      <text:p text:style-name="P14"/>
      <text:p text:style-name="P24">Email Addons</text:p>
      <text:list xml:id="list190793496" text:style-name="L4">
        <text:list-item>
          <text:p text:style-name="P15">Email addons are available to provide a more robust mailing service. These addons abstract mail sending and lets you focus on other priorities.</text:p>
          <text:list>
            <text:list-item>
              <text:p text:style-name="P15">Usually, they are available as addons to Heroku, so only configuration is required.</text:p>
            </text:list-item>
          </text:list>
        </text:list-item>
      </text:list>
      <text:p text:style-name="P16"/>
      <text:list xml:id="list174527669794576" text:continue-numbering="true" text:style-name="L4">
        <text:list-item>
          <text:p text:style-name="P15">These mailing add-ons usually come with pricing tiers, depending on usage.</text:p>
        </text:list-item>
        <text:list-item>
          <text:p text:style-name="P15">Some add-ons are: SendGrid, Mailgun, etc..</text:p>
        </text:list-item>
      </text:list>
      <text:p text:style-name="P16"><text:soft-page-break/></text:p>
      <text:p text:style-name="P25">Letter Opener</text:p>
      <text:list xml:id="list4104354981" text:style-name="L5">
        <text:list-item>
          <text:p text:style-name="P17">The Letter Opener gem is used to test emails in development.</text:p>
          <text:list>
            <text:list-item>
              <text:p text:style-name="P17">The gem will take your emails an display them in the web browser for you whenever they would otherwise be sent.</text:p>
            </text:list-item>
          </text:list>
        </text:list-item>
        <text:list-item>
          <text:p text:style-name="P17">To activate it, there is a config setting in: <text:span text:style-name="T4">config/environments/development.rb</text:span></text:p>
        </text:list-item>
      </text:list>
      <text:p text:style-name="P18"><text:span text:style-name="T8"/></text:p>
      <text:p text:style-name="P26">Email Tips and Tricks</text:p>
      <text:list xml:id="list3988728178" text:style-name="L6">
        <text:list-item>
          <text:p text:style-name="P19">Email is slow. Do not let your main application do it because it will prevent access to the application.</text:p>
          <text:p text:style-name="P19"/>
        </text:list-item>
        <text:list-item>
          <text:p text:style-name="P19">Use the full URLs in any links in your mailer. (use <text:span text:style-name="T4">_url</text:span> not <text:span text:style-name="T4">_path</text:span>)</text:p>
          <text:list>
            <text:list-item>
              <text:p text:style-name="P19">You will also want to specify your website's host name in: <text:span text:style-name="T4">conflig/environments/production.rb</text:span></text:p>
            </text:list-item>
            <text:list-item>
              <text:p text:style-name="P19">If it is not set, you will get an error message about your host and links will not work.</text:p>
              <text:list>
                <text:list-item>
                  <text:p text:style-name="P19">Example: <text:span text:style-name="T4">config.action_mailer.default_url_options = { host: 'yourapp.com' }</text:span></text:p>
                </text:list-item>
              </text:list>
            </text:list-item>
          </text:list>
        </text:list-item>
        <text:list-item>
          <text:p text:style-name="P19">The method <text:span text:style-name="T4">#deliver!</text:span> will throw an error on delivery failure whereas <text:span text:style-name="T4">#deliver</text:span> will fail silently and return false.</text:p>
          <text:p text:style-name="P19"/>
        </text:list-item>
        <text:list-item>
          <text:p text:style-name="P19">Styling email HTML must be done either inline or using <text:span text:style-name="T4">&lt;style&gt;</text:span> tags.</text:p>
          <text:p text:style-name="P19"/>
        </text:list-item>
        <text:list-item>
          <text:p text:style-name="P19">Attaching images to emails (logos in HTML version) is non-trivi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2" meta:paragraph-count="48" meta:word-count="549" meta:character-count="3133" meta:non-whitespace-character-count="2666"/>
  </office:meta>
</office:document-meta>
</file>